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ffcc99" style:shadow="none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5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6666ff" style:font-name="Times New Roman" fo:font-size="12pt" style:font-size-asian="12pt" style:font-size-complex="12pt"/>
    </style:style>
    <style:style style:name="P9" style:family="paragraph" style:parent-style-name="Standard">
      <style:text-properties fo:color="#6666ff" style:font-name="Times New Roman" fo:font-size="11pt" style:font-size-asian="11pt" style:font-size-complex="11pt"/>
    </style:style>
    <style:style style:name="P10" style:family="paragraph" style:parent-style-name="Standard" style:list-style-name="L4">
      <style:paragraph-properties fo:text-align="start" style:justify-single-word="false" fo:break-before="pag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background-color="#000000" style:shadow="#808080 0.18cm 0.18cm">
        <style:background-image/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cadreCode">
      <style:text-properties style:font-name="Times New Roman" fo:font-size="12pt" style:font-size-asian="12pt" style:font-size-complex="12pt"/>
    </style:style>
    <style:style style:name="P13" style:family="paragraph" style:parent-style-name="cadreCode">
      <style:text-properties style:font-name="Times New Roman" fo:font-size="12pt" fo:language="sv" fo:country="SE" style:font-size-asian="12pt" style:font-size-complex="12pt"/>
    </style:style>
    <style:style style:name="P14" style:family="paragraph" style:parent-style-name="cadreCode">
      <style:paragraph-properties fo:background-color="transparent" style:shadow="none">
        <style:background-image/>
      </style:paragraph-properties>
      <style:text-properties style:font-name="Times New Roman" fo:font-size="12pt" fo:language="sv" fo:country="SE" style:font-size-asian="12pt" style:font-size-complex="12pt"/>
    </style:style>
    <style:style style:name="P15" style:family="paragraph" style:parent-style-name="cadreCode">
      <style:paragraph-properties fo:background-color="transparent" style:shadow="none">
        <style:background-image/>
      </style:paragraph-properties>
      <style:text-properties fo:color="#6666ff" style:font-name="Times New Roman" fo:font-size="11pt" fo:language="sv" fo:country="SE" style:font-size-asian="11pt" style:font-size-complex="11pt"/>
    </style:style>
    <style:style style:name="T1" style:family="text">
      <style:text-properties style:text-position="sub 58%"/>
    </style:style>
    <style:style style:name="T2" style:family="text">
      <style:text-properties fo:color="#ffffff"/>
    </style:style>
    <style:style style:name="T3" style:family="text">
      <style:text-properties fo:color="#ffffff" style:font-name="Times New Roman" fo:font-size="12pt" style:font-size-asian="12pt" style:font-size-complex="12pt"/>
    </style:style>
    <style:style style:name="T4" style:family="text">
      <style:text-properties fo:language="sv" fo:country="SE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color="#6666ff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nalyse d'algorithme</text:p>
      <text:list xml:id="list1810722182718356325" text:style-name="L1">
        <text:list-item>
          <text:p text:style-name="P3">Que donne l'algorithme suivant si je rentre les valeurs 5, -1, 15 ?</text:p>
          <text:p text:style-name="P3"/>
        </text:list-item>
      </text:list>
      <text:p text:style-name="P11">chiffre <text:span text:style-name="T1">entier</text:span></text:p>
      <text:p text:style-name="P11">Écrire : chiffre</text:p>
      <text:p text:style-name="P11">Si (chiffre &lt;0) <text:s/>OU (chiffre &gt; 9)</text:p>
      <text:p text:style-name="P11">Alors</text:p>
      <text:p text:style-name="P11"><text:tab/>Lire : chiffre</text:p>
      <text:p text:style-name="P11">Sinon </text:p>
      <text:p text:style-name="P11"><text:tab/>Écrire : chiffre</text:p>
      <text:p text:style-name="P11">FinSi</text:p>
      <text:p text:style-name="P9">L'algorithme donne «5».</text:p>
      <text:p text:style-name="P9"/>
      <text:list xml:id="list4440191456807547451" text:style-name="L2">
        <text:list-item>
          <text:p text:style-name="P4">Que donne l'algorithme suivant si je rentre les valeurs <text:s/>-1, 15, 5 ?</text:p>
          <text:p text:style-name="P4"/>
        </text:list-item>
      </text:list>
      <text:p text:style-name="P12">val <text:span text:style-name="T1">entier </text:span></text:p>
      <text:p text:style-name="P12">x <text:span text:style-name="T1">entier </text:span></text:p>
      <text:p text:style-name="P12">Écrire : "Entrez une valeur entre 0 et 9"</text:p>
      <text:p text:style-name="P12">Lire : val </text:p>
      <text:p text:style-name="P12">Tant Que (x=0)</text:p>
      <text:p text:style-name="P12"><text:tab/>Si (val&lt;0) </text:p>
      <text:p text:style-name="P12"><text:s text:c="2"/><text:tab/>Alors </text:p>
      <text:p text:style-name="P12"><text:tab/><text:tab/>Écrire "Votre nombre n’est pas comprit entre 0 et 9"</text:p>
      <text:p text:style-name="P12"><text:tab/>FinSi </text:p>
      <text:p text:style-name="P12"><text:tab/>Si (val&gt;9)</text:p>
      <text:p text:style-name="P12"><text:s text:c="2"/><text:tab/>Alors</text:p>
      <text:p text:style-name="P12"><text:tab/><text:tab/>Écrire "Votre nombre n’est pas comprit entre 0 et 9"</text:p>
      <text:p text:style-name="P12"><text:tab/>FinSi </text:p>
      <text:p text:style-name="P12"><text:tab/>Si (val&gt;=0) ET (val&lt;=9)</text:p>
      <text:p text:style-name="P12"><text:tab/>Alors </text:p>
      <text:p text:style-name="P12"><text:tab/><text:tab/>x=1</text:p>
      <text:p text:style-name="P12"><text:tab/>FinSi </text:p>
      <text:p text:style-name="P12">FinTantQue</text:p>
      <text:p text:style-name="P9">L'algorithme donne «Votre nombre n'est pas compris entre 0 et 9.» puis «Votre nombre n'est pas compris entre 0 et 9.» puis x prend la valeur 1.</text:p>
      <text:p text:style-name="P9"/>
      <text:list xml:id="list9211757112009211249" text:style-name="L3">
        <text:list-item>
          <text:p text:style-name="P5">Que donne l'algorithme suivant si je rentre les valeurs <text:s/>5, -1, 15 ?</text:p>
          <text:p text:style-name="P5"/>
        </text:list-item>
      </text:list>
      <text:p text:style-name="P12">nombreEntree <text:span text:style-name="T1">réel</text:span></text:p>
      <text:p text:style-name="P12">Écrire : "Donner un nombre compris entre 0 et 9"</text:p>
      <text:p text:style-name="P12">Lire : nombreEntree</text:p>
      <text:p text:style-name="P12">Tant Que (nombreEntree &lt;0) OU (nombreEntree&gt;9)</text:p>
      <text:p text:style-name="P12"><text:tab/>Écrire: "Veuillez saisir un nombre compris entre 0 et 9" </text:p>
      <text:p text:style-name="P12">FinTantQue</text:p>
      <text:p text:style-name="cadreCode"><text:span text:style-name="T5">Écrire: "vous avez choisi :" <text:s/></text:span><text:span text:style-name="T3">nombreEntree</text:span><text:span text:style-name="T2"> </text:span></text:p>
      <text:p text:style-name="P2"><text:span text:style-name="T6">L'algorithme donne «Vous avez choisi 5.» puis «Veuillez saisir un nombre compris entre 0 et 9» puis «Veuillez saisir un nombre compris entre 0 et 9».</text:span></text:p>
      <text:list xml:id="list8308748663464434199" text:style-name="L4">
        <text:list-item>
          <text:p text:style-name="P10">Que donne l'algorithme suivant si je rentre les valeurs <text:s/>5, -1, 15, 200 ?</text:p>
          <text:p text:style-name="P7"/>
        </text:list-item>
      </text:list>
      <text:p text:style-name="P12">temperature <text:span text:style-name="T1">réel</text:span></text:p>
      <text:p text:style-name="P12">Écrire : "Donnez la temperature en degre celcius"</text:p>
      <text:p text:style-name="P12">Lire temperature</text:p>
      <text:p text:style-name="P12">Si (temperature &lt;0)</text:p>
      <text:p text:style-name="P12">Alors</text:p>
      <text:p text:style-name="P12"><text:tab/>Écrire : "is"</text:p>
      <text:p text:style-name="P12">Sinon</text:p>
      <text:p text:style-name="P12"><text:tab/>Si (temperature&gt;100)</text:p>
      <text:p text:style-name="P12"><text:tab/>Alors</text:p>
      <text:p text:style-name="P12"><text:tab/><text:tab/>Écrire : "<text:bookmark text:name="tw-target-text"/><text:span text:style-name="T4">gasformigt"</text:span></text:p>
      <text:p text:style-name="P12"><text:tab/>Sinon</text:p>
      <text:p text:style-name="P12"><text:tab/><text:tab/>Écrire : "vatska" </text:p>
      <text:p text:style-name="P12"><text:tab/>FinSi</text:p>
      <text:p text:style-name="P12"><text:span text:style-name="T4">F</text:span><text:span text:style-name="T4">inSi</text:span></text:p>
      <text:p text:style-name="P8">L'algorithme donne «vatska» puis «is» puis «vatska» puis «gasformigt».</text:p>
      <text:p text:style-name="P8"/>
      <text:list xml:id="list1086657427751258993" text:style-name="L5">
        <text:list-item>
          <text:p text:style-name="P6">Que donne l'algorithme suivant si je rentre les valeurs <text:s/>10 pour lon et 5 pour h <text:s/>?</text:p>
          <text:p text:style-name="P6"/>
        </text:list-item>
      </text:list>
      <text:p text:style-name="P12">x <text:span text:style-name="T1">entier</text:span></text:p>
      <text:p text:style-name="P12">y <text:span text:style-name="T1">entier</text:span></text:p>
      <text:p text:style-name="P12">lon <text:span text:style-name="T1">entier</text:span></text:p>
      <text:p text:style-name="P12">h <text:span text:style-name="T1">entier</text:span></text:p>
      <text:p text:style-name="P12"/>
      <text:p text:style-name="P12">Écrire : "Donnez la longueur"</text:p>
      <text:p text:style-name="P12">Lire : lon </text:p>
      <text:p text:style-name="P12">Écrire : "Donnez la hauteur"</text:p>
      <text:p text:style-name="P12">Lire : h</text:p>
      <text:p text:style-name="P13">Pour y allant de 1 à h</text:p>
      <text:p text:style-name="P13"><text:tab/>Pour x allant de 1 à lon</text:p>
      <text:p text:style-name="P13"><text:tab/><text:tab/>Ecrire : "#"</text:p>
      <text:p text:style-name="P13"><text:tab/>FinPour</text:p>
      <text:p text:style-name="P13"><text:tab/>Ecrire : SautDeLigne</text:p>
      <text:p text:style-name="P13">FinPour</text:p>
      <text:p text:style-name="P15">L'algorithme donne :</text:p>
      <text:p text:style-name="P15"><text:tab/>##########</text:p>
      <text:p text:style-name="P15"><text:tab/>##########</text:p>
      <text:p text:style-name="P15"><text:tab/>##########</text:p>
      <text:p text:style-name="P15"><text:tab/>##########</text:p>
      <text:p text:style-name="P15"><text:tab/>##########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adreCode" style:family="paragraph" style:parent-style-name="Standard">
      <style:paragraph-properties fo:background-color="#000000" style:shadow="#808080 0.18cm 0.18cm">
        <style:background-image/>
      </style:paragraph-properties>
      <style:text-properties style:font-name="Courier 10 Pitch" style:font-size-asian="10.5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bernard </meta:initial-creator>
    <meta:creation-date>2017-10-20T08:49:09.503267931</meta:creation-date>
    <dc:date>2019-10-29T22:23:07.38</dc:date>
    <meta:editing-duration>PT1H36M33S</meta:editing-duration>
    <meta:editing-cycles>19</meta:editing-cycles>
    <meta:generator>OpenOffice/4.1.5$Win32 OpenOffice.org_project/415m1$Build-9789</meta:generator>
    <meta:document-statistic meta:table-count="0" meta:image-count="0" meta:object-count="0" meta:page-count="2" meta:paragraph-count="77" meta:word-count="342" meta:character-count="1915"/>
    <dc:creator>Maëva Soulard</dc:creator>
  </office:meta>
</office:document-meta>
</file>